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.5in" style:auto-text-indent="false"/>
    </style:style>
    <style:style style:name="P2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3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"мнение экспертов" в номер IT Спец<text:line-break/>(бывший ХакерСпец) про Windows Vista</text:h>
      <text:p text:style-name="Standard">крис касперски</text:p>
      <text:p text:style-name="Standard"/>
      <text:h text:style-name="Heading_20_2" text:outline-level="2">1 А кому вообще нужен переход на Windows Vista?</text:h>
      <text:p text:style-name="P2">В первую очередь <text:span text:style-name="T1">Microsoft</text:span>, т. к. для нее Виста во многом стратегическая платформа, которой она вытесняет с рынка многих конкурентов (в частности, сторонних разработчиков персональных брандмауэров, антивирусов, etc), а так же Голливуду, поскольку <text:span text:style-name="T1">Microsoft</text:span> позиционирует Висту как платформу надежно защищающую цифровой медиа контект от его несанкционированного копирования. Разработчики железа рассчитывают продать больше графических чипов, памяти и т. д. Наконец, для геймеров Виста представляет красивую игрушку и просто показатель крутости, выделяющих их среди тех, кто сидит на ХР.</text:p>
      <text:p text:style-name="P2"/>
      <text:h text:style-name="Heading_20_2" text:outline-level="2">2. Говорят, что Windows Vista гораздо неприступнее в плане безопасности, вобрав в себя лучшее из Windows 2003 и Windows XP SP2. Но так ли это?</text:h>
      <text:p text:style-name="P2">Виста построена на базе ядра <text:span text:style-name="T1">Server</text:span> 2003, интерфейс и прикладные программы практически полностью переписаны, от <text:span text:style-name="T1">XP</text:span> ей в "наследство" достались лишь немногие компоненты, в том числе и "дыры", которые в огромных количествах находят как крупные корпорации (типа <text:span text:style-name="T1">Symantec</text:span>), так и индивидуальные хакеры (Жана Рутковаская, например). Полностью переписанный <text:span text:style-name="T1">TCP</text:span>/<text:span text:style-name="T1">IP</text:span> стек делает Висту _катастрофически_ небезопасной, поскольку он написан неквалифицированными программистами, допустивших все ошибки, которые только можно допустить, поэтому первые версии Виста "падали" от атак, исправленных еще в <text:span text:style-name="T1">Windows </text:span>95.</text:p>
      <text:p text:style-name="P2">Перенос части драйверов с уровня ядра на прикладной уровень позволяет осуществлять эффективные атаки на беспроводные устройства, поскольку теперь при неудачной атаки вместо <text:span text:style-name="T1">BSOD</text:span> происходит автоматический перезапуск драйвера и атака продолжается.</text:p>
      <text:p text:style-name="P2">Новые сетевые службы и новые открытые порты — еще один потенциальный источник атак, причем, весьма серьезный.</text:p>
      <text:p text:style-name="Standard"/>
      <text:h text:style-name="Heading_20_2" text:outline-level="2">3. В Windows Vista встроены всевозможные превентивные средства защиты в виде антишпиона Windows Defender, фильтр фишинга IE 7 и т.п. Еще остается встроить антивирус и можно<text:line-break/>хоронить профильные компании? </text:h>
      <text:p text:style-name="P1"><text:span text:style-name="T1">a</text:span>)<text:span text:style-name="T1"> IE </text:span>– это самая большая дыра в <text:span text:style-name="T1">Windows</text:span>, но, к счастью, пользователи могут использовать альтернативные браузеры, к тому же не только безопаснее, но еще и удобнее.</text:p>
      <text:p text:style-name="P1">б) Защитные средства, встроенные в <text:span text:style-name="T1">Windows</text:span>, легко обходятся и крайне ненадежны, хотя бы уже потому, что задача атаковать произвольный брандмауэр, установленной на целевой машине, в общем случае неразрешима, если же на всех машинах установлен один и тот же Windows Defender, то хакеру останется только найти его слабые места (а таковые там, как и в любом защитном средстве, безусловно имеется).</text:p>
      <text:p text:style-name="P1">в) запрет на модификацию ядра в 64-битной версии Висты сделал создание надежный антивирусов и брандмауэров невозможным, поскольку для перехвата трафика и открытия файлов, защита _должна_ глубоко зарываться в ядро, вгрызаясь в него как репьях, а не использовать предоставленные <text:span text:style-name="T1">Microsoft</text:span>'ом фильтры, которые зловредная программа легко сможет отключить. Следовательно, мы вынуждены использовать _только_ решения от <text:span text:style-name="T1">Microsoft</text:span>, уже интегрированные в ядро;</text:p>
      <text:p text:style-name="P1">г) системе с разграничением доступа, коей и является вся линейка <text:span text:style-name="T1">NT</text:span>, антивирус нужен разве что для самоуспокоения;</text:p>
      <text:p text:style-name="P1"/>
      <text:h text:style-name="Heading_20_2" text:outline-level="2">4. Другое интересное нововведение - обязательная цифровая подпись драйверов, работающих на уровне ядра. Дополнительная безопасность или возможность манипулирования разработчиками железа?</text:h>
      <text:p text:style-name="P2">Злоумышленник может проникнуть на уровень ядра и без драйвера, а вот разработкам железа и системного программного обеспечения — это лишняя головная боль и зачастую… смертный приговор. В частности, создать копировщик защищенных дисков уже так просто не получится, т.к. драйверу, не отвечающему предъявляемым требованиям об охране медиа контента, цифровую подпись никто не выдаст. А это значит, что всем нам придется плясать под дудку <text:span text:style-name="T1">Microsoft</text:span>. К хакерам это, естественно, не относится, напротив, даже стимулирует их интерес.</text:p>
      <text:h text:style-name="Heading_20_2" text:outline-level="2">5. В Windows Vista наконец реализована поддержка протокола IPv6 в стеке TCP/IP, но уже при тестировании первых beta версий компанией Symantec было найдено несколько ошибок. Настораживает?</text:h>
      <text:p text:style-name="P2"><text:span text:style-name="T1">IPv</text:span>6 существовал и до Висты и многие программы (например, <text:span text:style-name="T1">small</text:span> <text:span text:style-name="T1">http</text:span> <text:span text:style-name="T1">server</text:span>) лихо с ним работали. <text:span text:style-name="T1">Microsoft</text:span> реально реализовала лишь <text:span text:style-name="T1">IPv</text:span>6 <text:span text:style-name="T1">over</text:span> <text:span text:style-name="T1">IPv</text:span>4, который опять-таки, существовал и виде независимых продуктов для <text:span text:style-name="T1">NT</text:span>, 2000, <text:span text:style-name="T1">XP</text:span>. Что сделала <text:span text:style-name="T1">Microsoft</text:span>? Выбрала далеко не лучшее решение и интегрировала его в систему, избавив пользователей от необходимости искать, покупать и устанавливать что-то еще.</text:p>
      <text:p text:style-name="P2">Но дыры — это ладно. Куда же <text:span text:style-name="T1">Microsoft</text:span> без дыр?! Вот только сразу же возникает вопрос — кто будет платить за смену всего остального оборудования?! Существующие марштутизаторы и аппаратные брандмауэры с аппаратными же системами обнаружения вторжений не понимают <text:span text:style-name="T1">IPv</text:span>6 <text:span text:style-name="T1">over</text:span> <text:span text:style-name="T1">IPv</text:span>4 со всеми вытекающими отсюда последствиями. Так что, массовый переход на Висту сделает ее небезопасной в планетарном масштабе.</text:p>
      <text:h text:style-name="Heading_20_2" text:outline-level="2">6. Windows Vista чем дальше, тем больше похожа на дорогую игрушку, которая имеет непомерный аппетит к аппаратным ресурсам компьютера. Неужели Microsoft не понимает это, подталкивая компании к переходу на более дешевые и даже бесплатные системы, пусть и с более узкой направленностью использования? </text:h>
      <text:p text:style-name="P2">Обратив взгляд на конкурирующие операционные системы (<text:span text:style-name="T1">BSD</text:span>, <text:span text:style-name="T1">Linux</text:span>), мы увидим, что там интерфейсу уделяется второстепенное внимание и разработчики кон центруются над вещами, позволяющими пользователям решать свои задачи быстрее и эффективнее. Обкатывается множество революционных идей и хотя не все из них приживаются, общая тенденция развития налицо.</text:p>
      <text:p text:style-name="P2">А что даем нам Виста?! Ровным счетом — ничего. Даже отдел маркетинга не в силах придумать рациональные мотивы, побуждающие пользователей к переходу. И потом… офисный компьютер — это все-таки не игрушка и строгий стиль интерфейса идет ему только на пользу, но <text:span text:style-name="T1">Microsoft</text:span>, похоже, придерживается другого мнения.</text:p>
      <text:h text:style-name="Heading_20_2" text:outline-level="2"><text:soft-page-break/>7. А может выбора просто нет и это всего лишь вопрос времени? Ведь с момента выхода первого Service Pack все новые компьютеры будут комплектоваться именно ей, а поддержка старых версий рано или поздно сойдет на нет.</text:h>
      <text:p text:style-name="P2"><text:span text:style-name="T1">Microsoft</text:span> сдвинула срок выхода новой операционной системы на 2009 год, так что, возможно, Висту мы просто "перескочим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7-03-15T00:57:00</dc:date>
    <meta:editing-cycles>24</meta:editing-cycles>
    <meta:editing-duration>PT49M</meta:editing-duration>
    <meta:document-statistic meta:table-count="0" meta:image-count="0" meta:object-count="0" meta:page-count="2" meta:paragraph-count="23" meta:word-count="851" meta:character-count="6121" meta:non-whitespace-character-count="5284"/>
    <meta:generator>LibreOffice/5.2.3.3$Linux_X86_64 LibreOffice_project/20m0$Build-3</meta:generator>
  </office:meta>
</office:document-meta>
</file>